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F0000022F7D82AC02CB8D4ADD.png" manifest:media-type="image/png"/>
  <manifest:file-entry manifest:full-path="Pictures/100071C0000039C2000039C20BEA96639C4B97B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59cm" svg:height="14.759cm" svg:x="0.015cm" svg:y="-0.003cm">
          <draw:image xlink:href="Pictures/100071C0000039C2000039C20BEA96639C4B97B5.svg" xlink:type="simple" xlink:show="embed" xlink:actuate="onLoad" draw:mime-type="image/svg+xml">
            <text:p/>
          </draw:image>
          <draw:image xlink:href="Pictures/100000010000022F0000022F7D82AC02CB8D4AD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12M36S</meta:editing-duration>
    <meta:editing-cycles>3</meta:editing-cycles>
    <meta:generator>LibreOffice/7.3.7.2$Linux_X86_64 LibreOffice_project/30$Build-2</meta:generator>
    <dc:date>2023-12-20T00:45:42.165371949</dc:date>
    <meta:document-statistic meta:object-count="1"/>
  </office:meta>
</office:document-meta>
</file>